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Carlito" svg:font-family="Carlito" style:font-adornments="Regular" style:font-family-generic="swiss" style:font-pitch="variable"/>
    <style:font-face style:name="Franklin Gothic Medium" svg:font-family="'Franklin Gothic Medium'" style:font-adornments="Regular" style:font-family-generic="swiss" style:font-pitch="variable"/>
    <style:font-face style:name="Segoe UI Black" svg:font-family="'Segoe UI Black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SampleTable" style:family="table">
      <style:table-properties style:width="1.4375in" fo:margin-left="2.8431in" fo:break-before="auto" fo:break-after="auto" table:align="left" fo:keep-with-next="auto" style:may-break-between-rows="true" style:writing-mode="page" table:border-model="collapsing"/>
    </style:style>
    <style:style style:name="SampleTable.A" style:family="table-column">
      <style:table-column-properties style:column-width="0.75in"/>
    </style:style>
    <style:style style:name="SampleTable.B" style:family="table-column">
      <style:table-column-properties style:column-width="0.6875in"/>
    </style:style>
    <style:style style:name="SampleTable.1" style:family="table-row">
      <style:table-row-properties fo:keep-together="auto"/>
    </style:style>
    <style:style style:name="SampleTable.A1" style:family="table-cell" style:data-style-name="N10100">
      <style:table-cell-properties fo:background-color="#00599d" fo:padding="0.0382in" fo:border-left="none" fo:border-right="none" fo:border-top="1pt solid #00599d" fo:border-bottom="none" style:writing-mode="page">
        <style:background-image/>
      </style:table-cell-properties>
    </style:style>
    <style:style style:name="SampleTable.A2" style:family="table-cell" style:data-style-name="N10100">
      <style:table-cell-properties fo:background-color="transparent" fo:padding="0.0382in" fo:border="none" style:writing-mode="page">
        <style:background-image/>
      </style:table-cell-properties>
    </style:style>
    <style:style style:name="SampleTable.B2" style:family="table-cell" style:data-style-name="N10000">
      <style:table-cell-properties fo:background-color="transparent" fo:padding="0.0382in" fo:border="none" style:writing-mode="page">
        <style:background-image/>
      </style:table-cell-properties>
    </style:style>
    <style:style style:name="SampleTable.A3" style:family="table-cell" style:data-style-name="N10100">
      <style:table-cell-properties fo:background-color="#adc5e7" fo:padding="0.0382in" fo:border="none" style:writing-mode="page">
        <style:background-image/>
      </style:table-cell-properties>
    </style:style>
    <style:style style:name="SampleTable.B3" style:family="table-cell" style:data-style-name="N10000">
      <style:table-cell-properties fo:background-color="#adc5e7" fo:padding="0.0382in" fo:border="none" style:writing-mode="page">
        <style:background-image/>
      </style:table-cell-properties>
    </style:style>
    <style:style style:name="SampleTable.A4" style:family="table-cell" style:data-style-name="N10100">
      <style:table-cell-properties fo:background-color="transparent" fo:padding="0.0382in" fo:border-left="none" fo:border-right="none" fo:border-top="none" fo:border-bottom="1pt solid #00599d" style:writing-mode="page">
        <style:background-image/>
      </style:table-cell-properties>
    </style:style>
    <style:style style:name="SampleTable.B4" style:family="table-cell" style:data-style-name="N10000">
      <style:table-cell-properties fo:background-color="transparent" fo:padding="0.0382in" fo:border-left="none" fo:border-right="none" fo:border-top="none" fo:border-bottom="1pt solid #00599d" style:writing-mode="page">
        <style:background-image/>
      </style:table-cell-properties>
    </style:style>
    <style:style style:name="P1" style:family="paragraph" style:parent-style-name="Header">
      <style:text-properties officeooo:rsid="00199d29" officeooo:paragraph-rsid="00199d29"/>
    </style:style>
    <style:style style:name="P2" style:family="paragraph" style:parent-style-name="Header">
      <style:text-properties officeooo:rsid="001f142c" officeooo:paragraph-rsid="001f142c"/>
    </style:style>
    <style:style style:name="P3" style:family="paragraph" style:parent-style-name="Interest_20_Frame_20_Heading">
      <style:text-properties officeooo:rsid="001ec0b8" officeooo:paragraph-rsid="001ec0b8"/>
    </style:style>
    <style:style style:name="P4" style:family="paragraph" style:parent-style-name="Text_20_body">
      <style:text-properties officeooo:rsid="0012fc76" officeooo:paragraph-rsid="001588f0"/>
    </style:style>
    <style:style style:name="P5" style:family="paragraph" style:parent-style-name="Text_20_body">
      <style:text-properties officeooo:rsid="0012fc76" officeooo:paragraph-rsid="001cc3bb"/>
    </style:style>
    <style:style style:name="P6" style:family="paragraph" style:parent-style-name="Text_20_body">
      <style:text-properties officeooo:paragraph-rsid="001cc3bb"/>
    </style:style>
    <style:style style:name="P7" style:family="paragraph" style:parent-style-name="Text_20_body">
      <style:text-properties officeooo:rsid="001cc3bb" officeooo:paragraph-rsid="001cc3bb"/>
    </style:style>
    <style:style style:name="P8" style:family="paragraph" style:parent-style-name="Text_20_body">
      <style:text-properties officeooo:rsid="0026dd02" officeooo:paragraph-rsid="0026dd02"/>
    </style:style>
    <style:style style:name="P9" style:family="paragraph" style:parent-style-name="Text_20_body">
      <style:text-properties officeooo:rsid="00283422" officeooo:paragraph-rsid="00283422"/>
    </style:style>
    <style:style style:name="P1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List_20_Contents" style:list-style-name="L1"/>
    <style:style style:name="P12" style:family="paragraph" style:parent-style-name="List_20_Contents" style:list-style-name="L2"/>
    <style:style style:name="P13" style:family="paragraph" style:parent-style-name="Heading_20_3">
      <style:text-properties officeooo:paragraph-rsid="001cc3bb"/>
    </style:style>
    <style:style style:name="P14" style:family="paragraph" style:parent-style-name="Heading_20_1" style:master-page-name="Standard">
      <style:paragraph-properties style:page-number="auto"/>
    </style:style>
    <style:style style:name="P15" style:family="paragraph" style:parent-style-name="Heading_20_2">
      <style:text-properties officeooo:rsid="00283422" officeooo:paragraph-rsid="00283422"/>
    </style:style>
    <style:style style:name="P16" style:family="paragraph" style:parent-style-name="Heading_20_4">
      <style:text-properties officeooo:paragraph-rsid="001cc3bb"/>
    </style:style>
    <style:style style:name="T1" style:family="text">
      <style:text-properties officeooo:rsid="001f142c"/>
    </style:style>
    <style:style style:name="T2" style:family="text">
      <style:text-properties officeooo:rsid="0012fc76"/>
    </style:style>
    <style:style style:name="T3" style:family="text">
      <style:text-properties officeooo:rsid="001ec0b8"/>
    </style:style>
    <style:style style:name="fr1" style:family="graphic" style:parent-style-name="Interest_20_Frame">
      <style:graphic-properties style:vertical-pos="from-top" style:vertical-rel="paragraph" style:horizontal-pos="from-left" style:horizontal-rel="paragraph"/>
    </style:style>
    <style:style style:name="fr2" style:family="graphic" style:parent-style-name="Marginalia">
      <style:graphic-properties style:vertical-pos="from-top" style:vertical-rel="paragraph-content" style:horizontal-pos="from-left" style:horizontal-rel="paragraph-cont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bookmark-start text:name="__RefHeading___Toc154_3268619966"/>Part I<text:bookmark-end text:name="__RefHeading___Toc154_3268619966"/></text:h>
      <text:p text:style-name="P9">This is the introductory text for Part I</text:p>
      <text:h text:style-name="P15" text:outline-level="2"><text:bookmark-start text:name="__RefHeading___Toc4906_351549852"/>Chapter 1 (Heading 2)<text:bookmark-end text:name="__RefHeading___Toc4906_351549852"/></text:h>
      <text:p text:style-name="P7"><draw:frame draw:style-name="fr1" draw:name="Objectives" text:anchor-type="paragraph" svg:x="0.8591in" svg:y="0.1417in" svg:width="4.5217in" draw:z-index="2"><draw:text-box fo:min-height="1.1799in"><text:p text:style-name="P3">Objectives</text:p><text:list xml:id="list1948750558" text:style-name="L1"><text:list-item><text:p text:style-name="P11">Objective 1</text:p></text:list-item><text:list-item><text:p text:style-name="P11">Objective 2</text:p></text:list-item><text:list-item><text:p text:style-name="P11">Objective 3</text:p></text:list-item></text:list></draw:text-box></draw:frame>asdf</text:p>
      <text:h text:style-name="P13" text:outline-level="3"><text:bookmark-start text:name="__RefHeading___Toc158_3268619966"/>Heading 3<text:bookmark-end text:name="__RefHeading___Toc158_3268619966"/></text:h>
      <text:list xml:id="list1778032535" text:style-name="L2">
        <text:list-item>
          <text:p text:style-name="P12">List Item 1</text:p>
        </text:list-item>
        <text:list-item>
          <text:p text:style-name="P12">List Item 2</text:p>
        </text:list-item>
        <text:list-item>
          <text:p text:style-name="P12">List Item 3</text:p>
        </text:list-item>
      </text:list>
      <text:p text:style-name="Text_20_Body_20_Top_20_Space">asdf asdf adsf</text:p>
      <text:h text:style-name="P16" text:outline-level="4"><text:bookmark-start text:name="__RefHeading___Toc160_3268619966"/>Heading 4<text:bookmark-end text:name="__RefHeading___Toc160_3268619966"/></text:h>
      <table:table table:name="SampleTable" table:style-name="SampleTable" table:template-name="Blue Alternating Rows">
        <table:table-column table:style-name="SampleTable.A"/>
        <table:table-column table:style-name="SampleTable.B"/>
        <table:table-row table:style-name="SampleTable.1">
          <table:table-cell table:style-name="SampleTable.A1" office:value-type="float" office:value="0">
            <text:p text:style-name="Table_20_Header">Header 1</text:p>
          </table:table-cell>
          <table:table-cell table:style-name="SampleTable.A1" office:value-type="float" office:value="0">
            <text:p text:style-name="Table_20_Header">Header 2</text:p>
          </table:table-cell>
        </table:table-row>
        <table:table-row table:style-name="SampleTable.1">
          <table:table-cell table:style-name="SampleTable.A2" office:value-type="float" office:value="0">
            <text:p text:style-name="P10">Content</text:p>
          </table:table-cell>
          <table:table-cell table:style-name="SampleTable.B2" office:value-type="float" office:value="0">
            <text:p text:style-name="P10">0</text:p>
          </table:table-cell>
        </table:table-row>
        <table:table-row table:style-name="SampleTable.1">
          <table:table-cell table:style-name="SampleTable.A3" office:value-type="float" office:value="0">
            <text:p text:style-name="Table_20_Contents">Content</text:p>
          </table:table-cell>
          <table:table-cell table:style-name="SampleTable.B3" office:value-type="float" office:value="0">
            <text:p text:style-name="Table_20_Contents">0</text:p>
          </table:table-cell>
        </table:table-row>
        <table:table-row table:style-name="SampleTable.1">
          <table:table-cell table:style-name="SampleTable.A4" office:value-type="float" office:value="0">
            <text:p text:style-name="P10">Content</text:p>
          </table:table-cell>
          <table:table-cell table:style-name="SampleTable.B4" office:value-type="float" office:value="0">
            <text:p text:style-name="P10">0</text:p>
          </table:table-cell>
        </table:table-row>
      </table:table>
      <text:p text:style-name="P7"/>
      <text:h text:style-name="Heading_20_5" text:outline-level="5"><text:bookmark-start text:name="__RefHeading___Toc4908_351549852"/>Heading 5<text:bookmark-end text:name="__RefHeading___Toc4908_351549852"/></text:h>
      <text:p text:style-name="P8">asdf</text:p>
      <text:p text:style-name="P5"><draw:frame draw:style-name="fr2" draw:name="Marginalia" text:anchor-type="paragraph" svg:x="-0.25in" svg:y="0in" svg:width="1.378in" draw:z-index="0"><draw:text-box fo:min-height="0.1965in"><text:p text:style-name="Marginalia_20_Contents">Margin Note <text:span text:style-name="T2">Aliquam velit massa, laoreet vel leo nec,</text:span></text:p></draw:text-box></draw:frame>Aliquam velit massa, laoreet vel leo nec, volutpat facilisis eros. Donec consequat arcu ut diam tempor luctus. Cum sociis natoque penatibus et magnis dis parturient montes, nascetur ridiculus mus. Praesent </text:p>
      <text:p text:style-name="P7"><draw:frame draw:style-name="fr1" draw:name="Interest" text:anchor-type="paragraph" svg:x="0.8591in" svg:y="0.1417in" svg:width="4.5217in" draw:z-index="1"><draw:text-box fo:min-height="1.1799in"><text:p text:style-name="Interest_20_Frame_20_Heading">Interest Frame</text:p><text:p text:style-name="P4">Aliquam velit massa, laoreet vel leo nec, volutpat facilisis eros. Donec consequat arcu ut diam tempor luctus. Cum sociis natoque penatibus et magnis dis parturient montes, nascetur ridiculus mus. Praesent</text:p></draw:text-box></draw:frame>asdf</text:p>
      <text:p text:style-name="P6"><draw:frame draw:style-name="fr1" draw:name="Summary" text:anchor-type="paragraph" svg:x="0.8591in" svg:y="0.1417in" svg:width="4.5217in" draw:z-index="3"><draw:text-box fo:min-height="1.1799in"><text:p text:style-name="P3">Summary</text:p><text:list xml:id="list83346679355637" text:continue-list="list1948750558" text:style-name="L1"><text:list-item text:start-value="1"><text:p text:style-name="P11"><text:span text:style-name="T3">Summary </text:span>1</text:p></text:list-item><text:list-item><text:p text:style-name="P11"><text:span text:style-name="T3">Summary</text:span> 2</text:p></text:list-item><text:list-item><text:p text:style-name="P11"><text:span text:style-name="T3">Summary</text:span> 3</text:p></text:list-item></text:list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Carlito" svg:font-family="Carlito" style:font-adornments="Regular" style:font-family-generic="swiss" style:font-pitch="variable"/>
    <style:font-face style:name="Franklin Gothic Medium" svg:font-family="'Franklin Gothic Medium'" style:font-adornments="Regular" style:font-family-generic="swiss" style:font-pitch="variable"/>
    <style:font-face style:name="Segoe UI Black" svg:font-family="'Segoe UI Black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" draw:style="axial" draw:start-color="#ffffff" draw:end-color="#d6e5fb" draw:start-intensity="100%" draw:end-intensity="10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loext:graphic-properties draw:fill="solid" draw:fill-color="#d6e5fb"/>
      <style:paragraph-properties fo:text-align="center" style:justify-single-word="false" fo:background-color="#d6e5fb" fo:padding="0.0193in" fo:border-left="none" fo:border-right="none" fo:border-top="0.74pt solid #000000" fo:border-bottom="0.74pt solid #000000">
        <style:tab-stops/>
      </style:paragraph-properties>
      <style:text-properties fo:color="#00599d" style:font-name="Segoe UI Black" fo:font-family="'Segoe UI Black'" style:font-style-name="Regular" style:font-family-generic="swiss" style:font-pitch="variable" fo:font-size="28pt" fo:font-weight="900" fo:background-color="transparent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variant="small-caps" fo:color="#00599d" style:font-name="Franklin Gothic Medium" fo:font-family="'Franklin Gothic Medium'" style:font-style-name="Regular" style:font-family-generic="swiss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Left_20_Page">
      <style:paragraph-properties fo:margin-left="0in" fo:margin-right="0in" fo:margin-top="4in" fo:margin-bottom="0.5in" loext:contextual-spacing="false" fo:text-align="center" style:justify-single-word="false" fo:text-indent="0in" style:auto-text-indent="false" style:page-number="auto" fo:break-before="auto" fo:break-after="auto" fo:padding="0.0201in" fo:border="none" fo:keep-with-next="auto"/>
      <style:text-properties fo:font-variant="small-caps" fo:color="#00599d" style:font-name="Carlito" fo:font-family="Carlito" style:font-style-name="Regular" style:font-family-generic="swiss" style:font-pitch="variable" fo:font-size="175%" style:text-underline-style="solid" style:text-underline-width="bold" style:text-underline-color="#00599d" fo:font-weight="bold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 style:master-page-name="Chapter_20_Page">
      <loext:graphic-properties draw:fill="none" draw:fill-color="#729fcf"/>
      <style:paragraph-properties fo:margin-left="0in" fo:margin-right="0in" fo:margin-top="0.5in" fo:margin-bottom="0.0799in" loext:contextual-spacing="false" fo:text-indent="0in" style:auto-text-indent="false" style:page-number="auto" fo:break-before="auto" fo:break-after="auto" fo:background-color="transparent" fo:padding="0.0201in" fo:border-left="none" fo:border-right="none" fo:border-top="0.06pt solid #00599d" fo:border-bottom="none">
        <style:tab-stops/>
      </style:paragraph-properties>
      <style:text-properties fo:color="#00599d" style:font-name="Calibri" fo:font-family="Calibri" style:font-style-name="Regular" style:font-family-generic="swiss" style:font-pitch="variable" fo:font-size="150%" fo:font-weight="bold" style:font-size-asian="115%" style:font-weight-asian="normal" style:font-size-complex="115%" style:font-weight-complex="normal" style:text-overline-style="none" style:text-overline-color="#00599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Calibri" fo:font-family="Calibri" style:font-style-name="Regular" style:font-family-generic="swiss" style:font-pitch="variable" fo:font-size="125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style:font-name="Calibri1" fo:font-family="Calibri" style:font-style-name="Italic" style:font-family-generic="swiss" style:font-pitch="variable" fo:font-size="11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style:font-name="Calibri" fo:font-family="Calibri" style:font-style-name="Regular" style:font-family-generic="swiss" style:font-pitch="variable" fo:font-size="14pt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Frame_20_contents" style:display-name="Frame contents" style:family="paragraph" style:parent-style-name="Standard" style:class="extra">
      <style:text-properties fo:font-size="11pt" fo:font-style="normal" style:font-size-asian="10.5pt"/>
    </style:style>
    <style:style style:name="Marginalia_20_Contents" style:display-name="Marginalia Contents" style:family="paragraph" style:parent-style-name="Frame_20_contents">
      <style:text-properties fo:font-size="9.5pt" fo:font-style="italic" style:font-size-asian="10.5pt"/>
    </style:style>
    <style:style style:name="Interest_20_Frame_20_Contents" style:display-name="Interest Frame Contents" style:family="paragraph" style:parent-style-name="Frame_20_contents">
      <style:text-properties style:font-size-asian="10.5pt"/>
    </style:style>
    <style:style style:name="Interest_20_Frame_20_Heading" style:display-name="Interest Frame Heading" style:family="paragraph" style:parent-style-name="Heading_20_9" style:next-style-name="Interest_20_Frame_20_Contents" style:default-outline-level="" style:list-style-name="">
      <style:text-properties fo:color="#00599d" style:font-name="Calibri" fo:font-family="Calibri" style:font-style-name="Regular" style:font-family-generic="swiss" style:font-pitch="variable" style:text-underline-style="solid" style:text-underline-width="auto" style:text-underline-color="#00599d" fo:font-weight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  <style:text-properties fo:font-size="11p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Text_20_body" style:class="extra" style:master-page-name="">
      <style:paragraph-properties fo:margin-top="0in" fo:margin-bottom="0in" loext:contextual-spacing="true" style:page-number="auto" text:number-lines="false" text:line-number="0"/>
      <style:text-properties style:font-size-asian="10.5pt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Text_20_Body_20_Top_20_Space" style:display-name="Text Body Top Space" style:family="paragraph" style:parent-style-name="Text_20_body">
      <style:paragraph-properties fo:margin-top="0.1in" fo:margin-bottom="0.1in" loext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er" style:display-name="Table Header" style:family="paragraph" style:parent-style-name="Table_20_Contents" style:master-page-name="">
      <style:paragraph-properties style:page-number="auto"/>
      <style:text-properties fo:color="#ffffff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arginalia" style:family="graphic">
      <style:graphic-properties svg:width="1.378in" fo:min-height="0.1965in" text:anchor-type="paragraph" svg:x="-0.25in" svg:y="0in" fo:margin-left="0in" fo:margin-right="0.2in" style:wrap="parallel" style:number-wrapped-paragraphs="no-limit" style:wrap-contour="false" style:vertical-pos="from-top" style:vertical-rel="paragraph-content" style:horizontal-pos="from-left" style:horizontal-rel="paragraph-content" fo:background-color="transparent" draw:fill="none" draw:fill-color="#729fcf" style:shadow="none" draw:shadow-opacity="100%">
        <style:columns fo:column-count="1" fo:column-gap="0in"/>
      </style:graphic-properties>
    </style:style>
    <style:style style:name="Interest_20_Frame" style:display-name="Interest Frame" style:family="graphic" style:parent-style-name="Frame">
      <style:graphic-properties svg:x="0in" style:wrap="none" style:horizontal-pos="center" style:horizontal-rel="page-content" fo:background-color="#ebf2fd" style:background-transparency="0%" draw:fill="gradient" draw:fill-color="#ebf2fd" draw:fill-gradient-name="gradient" draw:gradient-step-count="139" draw:opacity="100%" fo:padding="0.0591in" fo:border-left="none" fo:border-right="none" fo:border-top="0.99pt solid #0066b3" fo:border-bottom="0.99pt solid #0066b3" style:shadow="none" draw:shadow-opacity="100%" style:flow-with-text="true">
        <style:columns fo:column-count="1" fo:column-gap="0in"/>
      </style:graphic-properties>
    </style:style>
    <style:style style:name="Title_20_Page_20_Frame" style:display-name="Title Page Frame" style:family="graphic" style:parent-style-name="Frame">
      <style:graphic-properties svg:x="0in" svg:y="0in" style:wrap="none" style:vertical-pos="middle" style:vertical-rel="page" style:horizontal-pos="center" style:horizontal-rel="page" fo:background-color="transparent" draw:fill="none" draw:fill-color="#adc5e7" fo:padding="0.0591in" fo:border="none" style:shadow="none" draw:shadow-opacity="100%" draw:textarea-vertical-align="midd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Blue_20_Alternating_20_Rows.1" style:display-name="Blue Alternating Rows.1" style:family="table-cell">
      <style:table-cell-properties fo:background-color="#00599d" fo:border-top="0.99pt solid #00599d"/>
      <style:text-properties fo:color="#ffffff" fo:font-size="11pt" fo:font-weight="bold" style:font-name="Carlito" fo:font-family="Carlito" style:font-style-name="Regular" style:font-family-generic="swiss" style:font-size-asian="10.5pt" style:font-name-asian="Source Han Sans CN Regular" style:font-family-asian="'Source Han Sans CN Regular'" style:font-name-complex="Lohit Devanagari" style:font-family-complex="'Lohit Devanagari'"/>
    </style:style>
    <style:style style:name="Blue_20_Alternating_20_Rows.2" style:display-name="Blue Alternating Rows.2" style:family="table-cell">
      <style:table-cell-properties fo:border-bottom="0.99pt solid #00599d"/>
      <style:text-properties style:use-window-font-color="true" fo:font-size="11pt" style:font-name="Carlito" fo:font-family="Carlito" style:font-style-name="Regular" style:font-family-generic="swiss" style:font-size-asian="10.5pt" style:font-name-asian="Source Han Sans CN Regular" style:font-family-asian="'Source Han Sans CN Regular'" style:font-name-complex="Lohit Devanagari" style:font-family-complex="'Lohit Devanagari'"/>
    </style:style>
    <style:style style:name="Blue_20_Alternating_20_Rows.3" style:display-name="Blue Alternating Rows.3" style:family="table-cell">
      <style:text-properties style:use-window-font-color="true" fo:font-size="11pt" style:font-name="Carlito" fo:font-family="Carlito" style:font-style-name="Regular" style:font-family-generic="swiss" style:font-size-asian="10.5pt" style:font-name-asian="Source Han Sans CN Regular" style:font-family-asian="'Source Han Sans CN Regular'" style:font-name-complex="Lohit Devanagari" style:font-family-complex="'Lohit Devanagari'"/>
    </style:style>
    <style:style style:name="Blue_20_Alternating_20_Rows.4" style:display-name="Blue Alternating Rows.4" style:family="table-cell">
      <style:text-properties style:use-window-font-color="true" fo:font-size="11pt" style:font-name="Carlito" fo:font-family="Carlito" style:font-style-name="Regular" style:font-family-generic="swiss" style:font-size-asian="10.5pt" style:font-name-asian="Source Han Sans CN Regular" style:font-family-asian="'Source Han Sans CN Regular'" style:font-name-complex="Lohit Devanagari" style:font-family-complex="'Lohit Devanagari'"/>
    </style:style>
    <style:style style:name="Blue_20_Alternating_20_Rows.5" style:display-name="Blue Alternating Rows.5" style:family="table-cell">
      <style:text-properties style:use-window-font-color="true" fo:font-size="11pt" style:font-name="Carlito" fo:font-family="Carlito" style:font-style-name="Regular" style:font-family-generic="swiss" style:font-size-asian="10.5pt" style:font-name-asian="Source Han Sans CN Regular" style:font-family-asian="'Source Han Sans CN Regular'" style:font-name-complex="Lohit Devanagari" style:font-family-complex="'Lohit Devanagari'"/>
    </style:style>
    <style:style style:name="Blue_20_Alternating_20_Rows.6" style:display-name="Blue Alternating Rows.6" style:family="table-cell">
      <style:table-cell-properties fo:background-color="#adc5e7"/>
      <style:text-properties style:use-window-font-color="true" fo:font-size="11pt" style:font-name="Carlito" fo:font-family="Carlito" style:font-style-name="Regular" style:font-family-generic="swiss" style:font-size-asian="10.5pt" style:font-name-asian="Source Han Sans CN Regular" style:font-family-asian="'Source Han Sans CN Regular'" style:font-name-complex="Lohit Devanagari" style:font-family-complex="'Lohit Devanagari'"/>
    </style:style>
    <style:style style:name="Blue_20_Alternating_20_Rows.7" style:display-name="Blue Alternating Rows.7" style:family="table-cell">
      <style:text-properties style:use-window-font-color="true" fo:font-size="11pt" style:font-name="Carlito" fo:font-family="Carlito" style:font-style-name="Regular" style:font-family-generic="swiss" style:font-size-asian="10.5pt" style:font-name-asian="Source Han Sans CN Regular" style:font-family-asian="'Source Han Sans CN Regular'" style:font-name-complex="Lohit Devanagari" style:font-family-complex="'Lohit Devanagari'"/>
    </style:style>
    <style:style style:name="Blue_20_Alternating_20_Rows.8" style:display-name="Blue Alternating Rows.8" style:family="table-cell">
      <style:table-cell-properties fo:background-color="#adc5e7"/>
      <style:text-properties style:use-window-font-color="true" fo:font-size="11pt" style:font-name="Carlito" fo:font-family="Carlito" style:font-style-name="Regular" style:font-family-generic="swiss" style:font-size-asian="10.5pt" style:font-name-asian="Source Han Sans CN Regular" style:font-family-asian="'Source Han Sans CN Regular'" style:font-name-complex="Lohit Devanagari" style:font-family-complex="'Lohit Devanagari'"/>
    </style:style>
    <style:style style:name="Blue_20_Alternating_20_Rows.9" style:display-name="Blue Alternating Rows.9" style:family="table-cell">
      <style:table-cell-properties fo:background-color="#adc5e7"/>
      <style:text-properties style:use-window-font-color="true" fo:font-size="11pt" style:font-name="Carlito" fo:font-family="Carlito" style:font-style-name="Regular" style:font-family-generic="swiss" style:font-size-asian="10.5pt" style:font-name-asian="Source Han Sans CN Regular" style:font-family-asian="'Source Han Sans CN Regular'" style:font-name-complex="Lohit Devanagari" style:font-family-complex="'Lohit Devanagari'"/>
    </style:style>
    <style:style style:name="Blue_20_Alternating_20_Rows.10" style:display-name="Blue Alternating Rows.10" style:family="table-cell">
      <style:table-cell-properties fo:background-color="#adc5e7"/>
      <style:text-properties style:use-window-font-color="true" fo:font-size="11pt" style:font-name="Carlito" fo:font-family="Carlito" style:font-style-name="Regular" style:font-family-generic="swiss" style:font-size-asian="10.5pt" style:font-name-asian="Source Han Sans CN Regular" style:font-family-asian="'Source Han Sans CN Regular'" style:font-name-complex="Lohit Devanagari" style:font-family-complex="'Lohit Devanagari'"/>
    </style:style>
    <style:style style:name="Blue_20_Alternating_20_Rows.11" style:display-name="Blue Alternating Rows.11" style:family="table-cell">
      <style:table-cell-properties fo:background-color="#00599d" fo:border-top="0.99pt solid #00599d"/>
      <style:text-properties fo:color="#ffffff" fo:font-size="11pt" fo:font-weight="bold" style:font-name="Carlito" fo:font-family="Carlito" style:font-style-name="Regular" style:font-family-generic="swiss" style:font-size-asian="10.5pt" style:font-name-asian="Source Han Sans CN Regular" style:font-family-asian="'Source Han Sans CN Regular'" style:font-name-complex="Lohit Devanagari" style:font-family-complex="'Lohit Devanagari'"/>
    </style:style>
    <style:style style:name="Blue_20_Alternating_20_Rows.12" style:display-name="Blue Alternating Rows.12" style:family="table-cell">
      <style:table-cell-properties fo:background-color="#00599d" fo:border-top="0.99pt solid #00599d"/>
      <style:text-properties fo:color="#ffffff" fo:font-size="11pt" fo:font-weight="bold" style:font-name="Carlito" fo:font-family="Carlito" style:font-style-name="Regular" style:font-family-generic="swiss" style:font-size-asian="10.5pt" style:font-name-asian="Source Han Sans CN Regular" style:font-family-asian="'Source Han Sans CN Regular'" style:font-name-complex="Lohit Devanagari" style:font-family-complex="'Lohit Devanagari'"/>
    </style:style>
    <style:style style:name="Blue_20_Alternating_20_Rows.13" style:display-name="Blue Alternating Rows.13" style:family="table-cell">
      <style:table-cell-properties fo:border-bottom="0.99pt solid #00599d"/>
      <style:text-properties style:use-window-font-color="true" fo:font-size="11pt" style:font-name="Carlito" fo:font-family="Carlito" style:font-style-name="Regular" style:font-family-generic="swiss" style:font-size-asian="10.5pt" style:font-name-asian="Source Han Sans CN Regular" style:font-family-asian="'Source Han Sans CN Regular'" style:font-name-complex="Lohit Devanagari" style:font-family-complex="'Lohit Devanagari'"/>
    </style:style>
    <style:style style:name="Blue_20_Alternating_20_Rows.14" style:display-name="Blue Alternating Rows.14" style:family="table-cell">
      <style:table-cell-properties fo:border-bottom="0.99pt solid #00599d"/>
      <style:text-properties style:use-window-font-color="true" fo:font-size="11pt" style:font-name="Carlito" fo:font-family="Carlito" style:font-style-name="Regular" style:font-family-generic="swiss" style:font-size-asian="10.5pt" style:font-name-asian="Source Han Sans CN Regular" style:font-family-asian="'Source Han Sans CN Regular'" style:font-name-complex="Lohit Devanagari" style:font-family-complex="'Lohit Devanagari'"/>
    </style:style>
    <style:style style:name="Blue_20_Alternating_20_Rows.15" style:display-name="Blue Alternating Rows.15" style:family="table-cell">
      <style:table-cell-properties fo:background-color="#00599d" fo:border-top="0.99pt solid #00599d"/>
      <style:text-properties fo:color="#ffffff" fo:font-size="11pt" fo:font-weight="bold" style:font-name="Carlito" fo:font-family="Carlito" style:font-style-name="Regular" style:font-family-generic="swiss" style:font-size-asian="10.5pt" style:font-name-asian="Source Han Sans CN Regular" style:font-family-asian="'Source Han Sans CN Regular'" style:font-name-complex="Lohit Devanagari" style:font-family-complex="'Lohit Devanagari'"/>
    </style:style>
    <style:style style:name="Blue_20_Alternating_20_Rows.16" style:display-name="Blue Alternating Rows.16" style:family="table-cell">
      <style:table-cell-properties fo:border-bottom="0.99pt solid #00599d"/>
      <style:text-properties style:use-window-font-color="true" fo:font-size="11pt" style:font-name="Carlito" fo:font-family="Carlito" style:font-style-name="Regular" style:font-family-generic="swiss" style:font-size-asian="10.5pt" style:font-name-asian="Source Han Sans CN Regular" style:font-family-asian="'Source Han Sans CN Regular'" style:font-name-complex="Lohit Devanagari" style:font-family-complex="'Lohit Devanagari'"/>
    </style:style>
    <table:table-template table:name="Blue Alternating Rows" table:first-row-end-column="row" table:first-row-start-column="row" table:last-row-end-column="row" table:last-row-start-column="row">
      <table:first-row table:style-name="Blue_20_Alternating_20_Rows.1"/>
      <table:last-row table:style-name="Blue_20_Alternating_20_Rows.2"/>
      <table:first-column table:style-name="Blue_20_Alternating_20_Rows.3"/>
      <table:last-column table:style-name="Blue_20_Alternating_20_Rows.4"/>
      <table:body table:style-name="Blue_20_Alternating_20_Rows.9"/>
      <table:even-rows table:style-name="Blue_20_Alternating_20_Rows.5"/>
      <table:odd-rows table:style-name="Blue_20_Alternating_20_Rows.6"/>
      <table:even-columns table:style-name="Blue_20_Alternating_20_Rows.7"/>
      <table:odd-columns table:style-name="Blue_20_Alternating_20_Rows.8"/>
      <table:background table:style-name="Blue_20_Alternating_20_Rows.10"/>
      <loext:first-row-even-column table:style-name="Blue_20_Alternating_20_Rows.15"/>
      <loext:last-row-even-column table:style-name="Blue_20_Alternating_20_Rows.16"/>
      <loext:first-row-end-column table:style-name="Blue_20_Alternating_20_Rows.12"/>
      <loext:first-row-start-column table:style-name="Blue_20_Alternating_20_Rows.11"/>
      <loext:last-row-end-column table:style-name="Blue_20_Alternating_20_Rows.14"/>
      <loext:last-row-start-column table:style-name="Blue_20_Alternating_20_Rows.13"/>
    </table:table-template>
  </office:styles>
  <office:automatic-styles>
    <style:style style:name="MP1" style:family="paragraph" style:parent-style-name="Header">
      <style:text-properties officeooo:rsid="00199d29" officeooo:paragraph-rsid="00199d29"/>
    </style:style>
    <style:style style:name="MP2" style:family="paragraph" style:parent-style-name="Header">
      <style:text-properties officeooo:rsid="001f142c" officeooo:paragraph-rsid="001f142c"/>
    </style:style>
    <style:style style:name="MT1" style:family="text">
      <style:text-properties officeooo:rsid="001f142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5in" fo:margin-bottom="0.75in" fo:margin-left="0.75in" fo:margin-right="0.75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10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11">
      <style:page-layout-properties fo:page-width="8.5in" fo:page-height="11in" style:num-format="1" style:print-orientation="portrait" fo:margin-top="0.75in" fo:margin-bottom="0.75in" fo:margin-left="0.75in" fo:margin-right="0.75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12">
      <style:page-layout-properties fo:page-width="8.5in" fo:page-height="11in" style:num-format="1" style:print-orientation="portrait" fo:margin-top="1in" fo:margin-bottom="1in" fo:margin-left="1.25in" fo:margin-right="1.2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Chapter_20_Page" style:display-name="Chapter Page" style:page-layout-name="Mpm3">
      <style:header>
        <text:p text:style-name="Header"><text:chapter text:display="number-and-name" text:outline-level="2">Chapter 1 (Heading 2)</text:chapter><text:tab/><text:span text:style-name="MT1">Business Research Methods<text:tab/>Page </text:span><text:span text:style-name="MT1"><text:page-number text:select-page="current">3</text:page-number></text:span></text:p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  <style:master-page style:name="Table_20_of_20_Contents" style:display-name="Table of Contents" style:page-layout-name="Mpm11" style:next-style-name="Chapter_20_Page">
      <style:header>
        <text:p text:style-name="MP2">Table of Contents<text:tab/>Business Research Methods<text:tab/></text:p>
      </style:header>
    </style:master-page>
    <style:master-page style:name="Copyright" style:page-layout-name="Mpm12" style:next-style-name="Table_20_of_20_Contents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07:57:02.902000000</meta:creation-date>
    <dc:title>Book</dc:title>
    <meta:generator>LibreOffice/6.0.5.2$Windows_X86_64 LibreOffice_project/54c8cbb85f300ac59db32fe8a675ff7683cd5a16</meta:generator>
    <meta:editing-duration>PT4M32S</meta:editing-duration>
    <meta:editing-cycles>3</meta:editing-cycles>
    <meta:initial-creator>George Self</meta:initial-creator>
    <dc:date>2018-06-24T08:33:46.137000000</dc:date>
    <dc:creator>George Self</dc:creator>
    <meta:document-statistic meta:table-count="1" meta:image-count="0" meta:object-count="0" meta:page-count="3" meta:paragraph-count="35" meta:word-count="154" meta:character-count="861" meta:non-whitespace-character-count="749"/>
    <meta:template xlink:type="simple" xlink:actuate="onRequest" xlink:title="Book" xlink:href="../../../../../AppData/Roaming/LibreOffice/4/user/template/Book1.ott" meta:date="2018-06-24T07:57:02.487000000"/>
  </office:meta>
</office:document-meta>
</file>